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436" officeooo:paragraph-rsid="0008a4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rtir base de competence en fichier excel</text:p>
      <text:p text:style-name="P1">systeme de pastille -suspenssion et c …</text:p>
      <text:p text:style-name="P1">- relier mine d’info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1:17:07.909646131</meta:creation-date>
    <dc:date>2021-10-06T16:53:41.972387633</dc:date>
    <meta:editing-duration>PT5H26M24S</meta:editing-duration>
    <meta:editing-cycles>1</meta:editing-cycles>
    <meta:document-statistic meta:table-count="0" meta:image-count="0" meta:object-count="0" meta:page-count="1" meta:paragraph-count="3" meta:word-count="18" meta:character-count="102" meta:non-whitespace-character-count="87"/>
    <meta:generator>LibreOffice/6.4.7.2$Linux_X86_64 LibreOffice_project/40$Build-2</meta:generator>
  </office:meta>
</office:document-meta>
</file>